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3.7634in"/>
    </style:style>
    <style:style style:name="co7" style:family="table-column">
      <style:table-column-properties fo:break-before="auto" style:column-width="2.4661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6835in"/>
    </style:style>
    <style:style style:name="co11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83caff" fo:border-left="none" fo:border-right="none" fo:border-top="0.06pt solid #000000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fo:border="0.06pt solid #000000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A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?language=Python&amp;location=user" xlink:type="simple"/>
              </office:event-listeners>
            </form:button>
            <form:combobox form:name="Combo Box 1" form:control-implementation="ooo:com.sun.star.form.component.ComboBox" xml:id="control2" form:id="control2" form:size="20" form:convert-empty-to-null="true" form:list-source-type="table" form:linked-cell="AAS.B2" form:source-cell-range="AAS.A2:AAS.A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combobox>
            <form:text form:name="Text Box 2" form:control-implementation="ooo:com.sun.star.form.component.TextField" xml:id="control3" form:id="control3" form:convert-empty-to-null="true" form:linked-cell="AA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4" form:id="control4" form:label="AASId.IdType"/>
            <form:textarea form:name="Text Box 1" form:control-implementation="ooo:com.sun.star.form.component.TextField" xml:id="control5" form:id="control5" form:convert-empty-to-null="true" form:linked-cell="AAS.A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1" form:control-implementation="ooo:com.sun.star.form.component.CommandButton" xml:id="control6" form:id="control6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AAS.py$HelloWorldPython?language=Python&amp;location=share" xlink:type="simple"/>
              </office:event-listeners>
            </form:button>
            <form:combobox form:name="Combo Box 2" form:control-implementation="ooo:com.sun.star.form.component.ComboBox" xml:id="control7" form:id="control7" form:size="20" form:convert-empty-to-null="true" form:list-source-type="table" form:linked-cell="AAS.B12" form:source-cell-range="AAS.A2:AAS.A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combobox>
            <form:fixed-text form:name="Label Field 2" form:control-implementation="ooo:com.sun.star.form.component.FixedText" xml:id="control8" form:id="control8" form:label="AssetId.IdType"/>
            <form:fixed-text form:name="Label Field 1" form:control-implementation="ooo:com.sun.star.form.component.FixedText" xml:id="control9" form:id="control9" form:label="AASId.IdSpecification"/>
            <form:text form:name="Text Box 3" form:control-implementation="ooo:com.sun.star.form.component.TextField" xml:id="control10" form:id="control10" form:convert-empty-to-null="true" form:linked-cell="AA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3" form:control-implementation="ooo:com.sun.star.form.component.FixedText" xml:id="control11" form:id="control11" form:label="AASId.IdSpecification"/>
            <form:textarea form:name="Text Box 4" form:control-implementation="ooo:com.sun.star.form.component.TextField" xml:id="control12" form:id="control12" form:convert-empty-to-null="true" form:linked-cell="AAS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Label Field 3" form:control-implementation="ooo:com.sun.star.form.component.FixedText" xml:id="control13" form:id="control13" form:label="AASId.IdSpecification"/>
          </form:form>
        </office:forms>
        <table:shapes>
          <draw:control draw:z-index="0" draw:text-style-name="P1" svg:width="1.7126in" svg:height="0.7843in" svg:x="6.2783in" svg:y="2.1126in" draw:control="control7"/>
          <draw:control draw:z-index="1" draw:style-name="gr1" draw:text-style-name="P1" svg:width="1.1654in" svg:height="0.178in" svg:x="6.3181in" svg:y="1.935in" draw:control="control8"/>
          <draw:control draw:z-index="2" draw:text-style-name="P2" svg:width="4.215in" svg:height="0.2724in" svg:x="8.1106in" svg:y="2.1122in" draw:control="control10"/>
          <draw:control draw:z-index="3" draw:style-name="gr1" draw:text-style-name="P1" svg:width="2.8114in" svg:height="0.178in" svg:x="8.1004in" svg:y="1.9346in" draw:control="control11"/>
          <draw:control draw:z-index="4" draw:text-style-name="P3" svg:width="2.3634in" svg:height="1.537in" svg:x="3.2933in" svg:y="1.6315in" draw:control="control1"/>
          <draw:control draw:z-index="5" draw:text-style-name="P1" svg:width="1.7126in" svg:height="0.7843in" svg:x="6.2957in" svg:y="0.8677in" draw:control="control2"/>
          <draw:control draw:z-index="6" draw:text-style-name="P2" svg:width="4.215in" svg:height="0.2724in" svg:x="8.1213in" svg:y="0.8882in" draw:control="control3"/>
          <draw:control draw:z-index="7" draw:style-name="gr1" draw:text-style-name="P1" svg:width="1.0791in" svg:height="0.178in" svg:x="6.3067in" svg:y="0.6689in" draw:control="control4"/>
          <draw:control draw:z-index="8" draw:text-style-name="P2" svg:width="1.7559in" svg:height="1.4327in" svg:x="12.7492in" svg:y="1.3382in" draw:control="control5"/>
          <draw:control draw:z-index="9" draw:text-style-name="P3" svg:width="2.3634in" svg:height="1.537in" svg:x="0.2205in" svg:y="3.7866in" draw:control="control6"/>
          <draw:control draw:z-index="10" draw:style-name="gr1" draw:text-style-name="P1" svg:width="2.8114in" svg:height="0.178in" svg:x="8.1319in" svg:y="0.7114in" draw:control="control9"/>
          <draw:control draw:z-index="11" draw:text-style-name="P2" svg:width="3.7858in" svg:height="0.2717in" svg:x="6.313in" svg:y="3.1902in" draw:control="control12"/>
          <draw:control draw:z-index="12" draw:style-name="gr1" draw:text-style-name="P1" svg:width="2.8114in" svg:height="0.178in" svg:x="6.3098in" svg:y="3.0331in" draw:control="control1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7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table:number-columns-repeated="2" office:value-type="string" calcext:value-type="string">
            <text:p>URI</text:p>
          </table:table-cell>
          <table:table-cell office:value-type="string" calcext:value-type="string">
            <text:p>specsdfas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I</text:p>
          </table:table-cell>
          <table:table-cell table:number-columns-repeated="2" office:value-type="string" calcext:value-type="string">
            <text:p>SPE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0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/home/opcua/Documents/openAAS_workshop/libopcua_interface.so2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pAddress (OPC UA Server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c.tcp://127.0.0.1:166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SO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UTPUT2</text:p>
          </table:table-cell>
          <table:table-cell table:number-columns-repeated="12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3" svg:width="2.9917in" svg:height="0.5335in" svg:x="0.0217in" svg:y="0.1673in" draw:control="control14"/>
        </table:shapes>
        <table:table-column table:style-name="co3" table:default-cell-style-name="Default"/>
        <table:table-column table:style-name="co6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table:style-name="ce3" office:value-type="string" calcext:value-type="string">
            <text:p>AssetAdministrationShellId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8" office:value-type="string" calcext:value-type="string">
            <text:p>URI</text:p>
          </table:table-cell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9" office:value-type="string" calcext:value-type="string">
            <text:p><text:a xlink:href="https://acplt.org/sensor4711" xlink:type="simple">https://acplt.org/sensor4711</text:a></text:p>
          </table:table-cell>
        </table:table-row>
        <table:table-row table:style-name="ro1">
          <table:table-cell table:style-name="ce6" office:value-type="string" calcext:value-type="string">
            <text:p>ListName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Carrier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8" office:value-type="string" calcext:value-type="string">
            <text:p>URI</text:p>
          </table:table-cell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9" office:value-type="string" calcext:value-type="string">
            <text:p><text:a xlink:href="https://acplt.org/sensor4711" xlink:type="simple">https://acplt.org/sensor4711</text:a></text:p>
          </table:table-cell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5" form:id="control1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Update " form:control-implementation="ooo:com.sun.star.form.component.CommandButton" xml:id="control16" form:id="control16" form:label="Upd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deleteStatements" form:control-implementation="ooo:com.sun.star.form.component.CommandButton" xml:id="control17" form:id="control1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3" svg:width="1.5689in" svg:height="0.3661in" svg:x="0in" svg:y="3.2in" draw:control="control15"/>
          <draw:control draw:z-index="1" draw:text-style-name="P3" svg:width="1.5689in" svg:height="0.3661in" svg:x="5.7665in" svg:y="3.8063in" draw:control="control16"/>
          <draw:control draw:z-index="2" draw:text-style-name="P3" svg:width="1.5689in" svg:height="0.3661in" svg:x="9.0555in" svg:y="3.2205in" draw:control="control17"/>
        </table:shapes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4" table:number-columns-repeated="2" table:default-cell-style-name="ce12"/>
        <table:table-column table:style-name="co10" table:default-cell-style-name="ce12"/>
        <table:table-column table:style-name="co11" table:default-cell-style-name="ce12"/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AS Id</text:p>
          </table:table-cell>
          <table:table-cell table:style-name="Default" office:value-type="string" calcext:value-type="string">
            <text:p>URI</text:p>
          </table:table-cell>
          <table:table-cell table:style-name="Default" office:value-type="string" calcext:value-type="string">
            <text:p><text:a xlink:href="https://acplt.org/aas1" xlink:type="simple">https://acplt.org/aas1</text:a>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operty Value Statement List Name</text:p>
          </table:table-cell>
          <table:table-cell table:style-name="Default" office:value-type="string" calcext:value-type="string">
            <text:p>config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1" office:value-type="string" calcext:value-type="string">
            <text:p>IdType</text:p>
          </table:table-cell>
          <table:table-cell table:style-name="ce11" office:value-type="string" calcext:value-type="string">
            <text:p>IdSpec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RelationalExpression</text:p>
          </table:table-cell>
          <table:table-cell table:style-name="ce11" office:value-type="string" calcext:value-type="string">
            <text:p>ExpressionSemantic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AS Id</text:p>
          </table:table-cell>
          <table:table-cell table:style-name="Default" office:value-type="string" calcext:value-type="string">
            <text:p>URI</text:p>
          </table:table-cell>
          <table:table-cell table:style-name="Default" office:value-type="string" calcext:value-type="string">
            <text:p><text:a xlink:href="https://acplt.org/aas1" xlink:type="simple">https://acplt.org/aas1</text:a>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operty Value Statement List Name</text:p>
          </table:table-cell>
          <table:table-cell table:style-name="Default" office:value-type="string" calcext:value-type="string">
            <text:p>config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1" office:value-type="string" calcext:value-type="string">
            <text:p>IdType</text:p>
          </table:table-cell>
          <table:table-cell table:style-name="ce11" office:value-type="string" calcext:value-type="string">
            <text:p>IdSpec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RelationalExpression</text:p>
          </table:table-cell>
          <table:table-cell table:style-name="ce11" office:value-type="string" calcext:value-type="string">
            <text:p>ExpressionSemantic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feCycleEntry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6:33:35.514470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1-13T16:38:31.307600847</dc:date>
    <meta:editing-duration>PT39M31S</meta:editing-duration>
    <meta:editing-cycles>9</meta:editing-cycles>
    <meta:generator>LibreOffice/4.2.8.2$Linux_x86 LibreOffice_project/420m0$Build-2</meta:generator>
    <meta:document-statistic meta:table-count="4" meta:cell-count="53" meta:object-count="17"/>
  </office:meta>
</office:document-meta>
</file>